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, 'lucida console'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989" officeooo:paragraph-rsid="00165989" style:font-weight-asian="bold" style:font-weight-complex="bold"/>
    </style:style>
    <style:style style:name="P2" style:family="paragraph" style:parent-style-name="Standard">
      <style:text-properties fo:font-weight="normal" officeooo:rsid="00165989" officeooo:paragraph-rsid="00165989" style:font-weight-asian="normal" style:font-weight-complex="normal"/>
    </style:style>
    <style:style style:name="P3" style:family="paragraph" style:parent-style-name="Standard">
      <style:text-properties fo:font-weight="normal" officeooo:paragraph-rsid="00165989"/>
    </style:style>
    <style:style style:name="P4" style:family="paragraph" style:parent-style-name="Preformatted_20_Text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Liberation Serif" fo:font-size="12pt" fo:font-weight="bold" officeooo:rsid="0017aaf8" officeooo:paragraph-rsid="0017aaf8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ba2121" style:font-name="inherit" fo:font-size="10.5pt" fo:letter-spacing="normal" fo:font-style="normal" fo:font-weight="normal" loext:padding="0cm" loext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aaf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aaf8" style:font-style-asian="normal" style:font-style-complex="normal"/>
    </style:style>
    <style:style style:name="T5" style:family="text">
      <style:text-properties fo:font-style="normal" officeooo:rsid="00165989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ba2121" style:font-name="inherit" fo:font-size="10.5pt" fo:letter-spacing="normal" fo:font-style="normal" officeooo:rsid="00165989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a2121" style:font-name="inherit" fo:font-size="10.5pt" fo:letter-spacing="normal" fo:font-style="normal" fo:font-weight="normal" officeooo:rsid="00165989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officeooo:rsid="0017aaf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1.1 Diferencias entre comillas dobles y simples en JavaScript</text:p>
      <text:p text:style-name="P1"/>
      <text:p text:style-name="Standard">A diferencia de muchos otros lenguajes, <text:span text:style-name="T1">JavaScript</text:span> usa comillas dobles y simples indistintamente para casi todos los propósitos prácticos. La principal excepción es que los apóstrofes tienen que ser expresados con un <text:span text:style-name="T1">backslash</text:span> cuando están dentro de un <text:span text:style-name="T1">string</text:span> con comillas simples:</text:p>
      <text:p text:style-name="P2"><text:span text:style-name="T3"/></text:p>
      <text:p text:style-name="P3"><text:span text:style-name="T5"><text:tab/></text:span></text:p>
      <text:section text:style-name="Sect1" text:name="Sección1">
        <text:p text:style-name="Standard"><text:span text:style-name="T7"><text:tab/></text:span>&gt; "It's not easy being green"</text:p>
        <text:p text:style-name="Standard"><text:tab/>'It's not easy being green'</text:p>
        <text:p text:style-name="Standard"><text:tab/></text:p>
        <text:p text:style-name="Standard">&gt; 'It\'s not easy being green'</text:p>
        <text:p text:style-name="Standard">'It's not easy being green'</text:p>
        <text:p text:style-name="P6"/>
      </text:section>
      <text:p text:style-name="P4">De manera similar, en <text:span text:style-name="T1">strings</text:span> con comillas dobles, si se incluyen comillas dobles estas deben ser expresadas con un <text:span text:style-name="T1">backslash</text:span>. </text:p>
      <text:p text:style-name="P4"/>
      <text:p text:style-name="P4">Una <text:span text:style-name="T1">string</text:span> particularmente importante <text:span text:style-name="T8">es aquella que no tiene contenido, y consiste en dos comillas. Es conocida como una </text:span><text:span text:style-name="T2">string vacía </text:span><text:span text:style-name="T4">(o a veces </text:span><text:span text:style-name="T2">la </text:span><text:span text:style-name="T4">string vacía).</text:span></text:p>
      <text:p text:style-name="P4"><text:span text:style-name="T4"/></text:p>
      <text:p text:style-name="P5"><text:span text:style-name="T3">2.1.2 Concatenación e interpolación</text:span></text:p>
      <text:p text:style-name="P5"><text:span text:style-name="T3"/></text:p>
      <text:p text:style-name="P5"><text:span text:style-name="T3"/></text:p>
      <text:p text:style-name="P4"><text:span text:style-name="T4"/></text:p>
      <text:p text:style-name="Preformatted_20_Text"><text:span text:style-name="T4"/></text:p>
      <text:p text:style-name="Preformatted_20_Text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, 'lucida console'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5:46:26.528163162</meta:creation-date>
    <dc:date>2019-03-29T19:43:21.665817040</dc:date>
    <meta:editing-duration>P1DT3H35M34S</meta:editing-duration>
    <meta:editing-cycles>1</meta:editing-cycles>
    <meta:document-statistic meta:table-count="0" meta:image-count="0" meta:object-count="0" meta:page-count="1" meta:paragraph-count="11" meta:word-count="124" meta:character-count="786" meta:non-whitespace-character-count="666"/>
    <meta:generator>LibreOffice/6.1.5.2$Linux_X86_64 LibreOffice_project/10$Build-2</meta:generator>
  </office:meta>
</office:document-meta>
</file>